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26pt"/>
    </style:style>
    <style:style style:name="co3" style:family="table-column">
      <style:table-column-properties fo:break-before="auto" style:column-width="77.7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106.44pt"/>
    </style:style>
    <style:style style:name="co6" style:family="table-column">
      <style:table-column-properties fo:break-before="auto" style:column-width="134.16pt"/>
    </style:style>
    <style:style style:name="co7" style:family="table-column">
      <style:table-column-properties fo:break-before="auto" style:column-width="88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3">
      <style:table-cell-properties fo:border="0.74pt solid #000000"/>
    </style:style>
  </office:automatic-styles>
  <office:body>
    <office:spreadsheet>
      <table:table table:name="l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number-columns-repeated="2" table:default-cell-style-name="ce2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set_id</text:p>
          </table:table-cell>
          <table:table-cell office:value-type="string" calcext:value-type="string">
            <text:p>kodeSatker</text:p>
          </table:table-cell>
          <table:table-cell office:value-type="string" calcext:value-type="string">
            <text:p>NamaSatker</text:p>
          </table:table-cell>
          <table:table-cell office:value-type="string" calcext:value-type="string">
            <text:p>kodeKelompok</text:p>
          </table:table-cell>
          <table:table-cell office:value-type="string" calcext:value-type="string">
            <text:p>tahun</text:p>
          </table:table-cell>
          <table:table-cell office:value-type="string" calcext:value-type="string">
            <text:p>noregister</text:p>
          </table:table-cell>
          <table:table-cell table:style-name="ce1" office:value-type="string" calcext:value-type="string">
            <text:p>NilaiPerolehanAwal</text:p>
          </table:table-cell>
          <table:table-cell table:style-name="ce1" office:value-type="string" calcext:value-type="string">
            <text:p>AkumulasiPenyusutan</text:p>
          </table:table-cell>
          <table:table-cell table:style-name="ce1" office:value-type="string" calcext:value-type="string">
            <text:p>AkumulasiPenyusutan_Awal</text:p>
          </table:table-cell>
          <table:table-cell table:style-name="ce1" office:value-type="string" calcext:value-type="string">
            <text:p>koreksi</text:p>
          </table:table-cell>
          <table:table-cell table:style-name="ce1" office:value-type="string" calcext:value-type="string">
            <text:p>NilaiBukuSebelum</text:p>
          </table:table-cell>
          <table:table-cell table:style-name="ce1" office:value-type="string" calcext:value-type="string">
            <text:p>NilaiBukuSesuda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395" calcext:value-type="float">
            <text:p>202395</text:p>
          </table:table-cell>
          <table:table-cell office:value-type="string" calcext:value-type="string">
            <text:p>05.01.01.01</text:p>
          </table:table-cell>
          <table:table-cell office:value-type="string" calcext:value-type="string">
            <text:p>DINAS PEKERJAAN UMUM</text:p>
          </table:table-cell>
          <table:table-cell office:value-type="string" calcext:value-type="string">
            <text:p>04.13.01.03.0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66</text:p>
          </table:table-cell>
          <table:table-cell office:value-type="float" office:value="8366835404" calcext:value-type="float">
            <text:p>8,366,835,404</text:p>
          </table:table-cell>
          <table:table-cell office:value-type="float" office:value="3560575304" calcext:value-type="float">
            <text:p>3,560,575,304</text:p>
          </table:table-cell>
          <table:table-cell office:value-type="float" office:value="4094604204" calcext:value-type="float">
            <text:p>4,094,604,204</text:p>
          </table:table-cell>
          <table:table-cell office:value-type="float" office:value="-534028900" calcext:value-type="float">
            <text:p>-534,028,900</text:p>
          </table:table-cell>
          <table:table-cell office:value-type="float" office:value="4272231200" calcext:value-type="float">
            <text:p>4,272,231,200</text:p>
          </table:table-cell>
          <table:table-cell office:value-type="float" office:value="4806260100" calcext:value-type="float">
            <text:p>4,806,260,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411" calcext:value-type="float">
            <text:p>202411</text:p>
          </table:table-cell>
          <table:table-cell office:value-type="string" calcext:value-type="string">
            <text:p>05.01.01.01</text:p>
          </table:table-cell>
          <table:table-cell office:value-type="string" calcext:value-type="string">
            <text:p>DINAS PEKERJAAN UMUM</text:p>
          </table:table-cell>
          <table:table-cell office:value-type="string" calcext:value-type="string">
            <text:p>04.13.01.03.0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2</text:p>
          </table:table-cell>
          <table:table-cell office:value-type="float" office:value="5984408602.4" calcext:value-type="float">
            <text:p>5,984,408,602</text:p>
          </table:table-cell>
          <table:table-cell office:value-type="float" office:value="4703473522.4" calcext:value-type="float">
            <text:p>4,703,473,522</text:p>
          </table:table-cell>
          <table:table-cell office:value-type="float" office:value="4845799642.4" calcext:value-type="float">
            <text:p>4,845,799,642</text:p>
          </table:table-cell>
          <table:table-cell office:value-type="float" office:value="-142326120" calcext:value-type="float">
            <text:p>-142,326,120</text:p>
          </table:table-cell>
          <table:table-cell office:value-type="float" office:value="1138608960" calcext:value-type="float">
            <text:p>1,138,608,960</text:p>
          </table:table-cell>
          <table:table-cell office:value-type="float" office:value="1280935080" calcext:value-type="float">
            <text:p>1,280,935,0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443" calcext:value-type="float">
            <text:p>202443</text:p>
          </table:table-cell>
          <table:table-cell office:value-type="string" calcext:value-type="string">
            <text:p>05.01.01.01</text:p>
          </table:table-cell>
          <table:table-cell office:value-type="string" calcext:value-type="string">
            <text:p>DINAS PEKERJAAN UMUM</text:p>
          </table:table-cell>
          <table:table-cell office:value-type="string" calcext:value-type="string">
            <text:p>04.13.01.03.0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14</text:p>
          </table:table-cell>
          <table:table-cell office:value-type="float" office:value="1823776554.2" calcext:value-type="float">
            <text:p>1,823,776,554</text:p>
          </table:table-cell>
          <table:table-cell office:value-type="float" office:value="1410435467" calcext:value-type="float">
            <text:p>1,410,435,467</text:p>
          </table:table-cell>
          <table:table-cell office:value-type="float" office:value="1455120088" calcext:value-type="float">
            <text:p>1,455,120,088</text:p>
          </table:table-cell>
          <table:table-cell office:value-type="float" office:value="-44684621" calcext:value-type="float">
            <text:p>-44,684,621</text:p>
          </table:table-cell>
          <table:table-cell office:value-type="float" office:value="368656466.2" calcext:value-type="float">
            <text:p>368,656,466</text:p>
          </table:table-cell>
          <table:table-cell office:value-type="float" office:value="413341087.2" calcext:value-type="float">
            <text:p>413,341,0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339" calcext:value-type="float">
            <text:p>202339</text:p>
          </table:table-cell>
          <table:table-cell office:value-type="string" calcext:value-type="string">
            <text:p>05.01.01.01</text:p>
          </table:table-cell>
          <table:table-cell office:value-type="string" calcext:value-type="string">
            <text:p>DINAS PEKERJAAN UMUM</text:p>
          </table:table-cell>
          <table:table-cell office:value-type="string" calcext:value-type="string">
            <text:p>04.13.01.03.0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10</text:p>
          </table:table-cell>
          <table:table-cell office:value-type="float" office:value="2550502991.4" calcext:value-type="float">
            <text:p>2,550,502,991</text:p>
          </table:table-cell>
          <table:table-cell office:value-type="float" office:value="2403764591.4" calcext:value-type="float">
            <text:p>2,403,764,591</text:p>
          </table:table-cell>
          <table:table-cell office:value-type="float" office:value="2440449191.4" calcext:value-type="float">
            <text:p>2,440,449,191</text:p>
          </table:table-cell>
          <table:table-cell office:value-type="float" office:value="-36684600" calcext:value-type="float">
            <text:p>-36,684,600</text:p>
          </table:table-cell>
          <table:table-cell office:value-type="float" office:value="110053800" calcext:value-type="float">
            <text:p>110,053,800</text:p>
          </table:table-cell>
          <table:table-cell office:value-type="float" office:value="146738400" calcext:value-type="float">
            <text:p>146,738,4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379" calcext:value-type="float">
            <text:p>202379</text:p>
          </table:table-cell>
          <table:table-cell office:value-type="string" calcext:value-type="string">
            <text:p>05.01.01.01</text:p>
          </table:table-cell>
          <table:table-cell office:value-type="string" calcext:value-type="string">
            <text:p>DINAS PEKERJAAN UMUM</text:p>
          </table:table-cell>
          <table:table-cell office:value-type="string" calcext:value-type="string">
            <text:p>04.13.01.03.0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50</text:p>
          </table:table-cell>
          <table:table-cell office:value-type="float" office:value="2022965508.7" calcext:value-type="float">
            <text:p>2,022,965,509</text:p>
          </table:table-cell>
          <table:table-cell office:value-type="float" office:value="1858471108.7" calcext:value-type="float">
            <text:p>1,858,471,109</text:p>
          </table:table-cell>
          <table:table-cell office:value-type="float" office:value="1899594708.7" calcext:value-type="float">
            <text:p>1,899,594,709</text:p>
          </table:table-cell>
          <table:table-cell office:value-type="float" office:value="-41123600" calcext:value-type="float">
            <text:p>-41,123,600</text:p>
          </table:table-cell>
          <table:table-cell office:value-type="float" office:value="123370800" calcext:value-type="float">
            <text:p>123,370,800</text:p>
          </table:table-cell>
          <table:table-cell office:value-type="float" office:value="164494400" calcext:value-type="float">
            <text:p>164,494,4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383" calcext:value-type="float">
            <text:p>202383</text:p>
          </table:table-cell>
          <table:table-cell office:value-type="string" calcext:value-type="string">
            <text:p>05.01.01.01</text:p>
          </table:table-cell>
          <table:table-cell office:value-type="string" calcext:value-type="string">
            <text:p>DINAS PEKERJAAN UMUM</text:p>
          </table:table-cell>
          <table:table-cell office:value-type="string" calcext:value-type="string">
            <text:p>04.13.01.03.0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54</text:p>
          </table:table-cell>
          <table:table-cell office:value-type="float" office:value="482142740.8" calcext:value-type="float">
            <text:p>482,142,741</text:p>
          </table:table-cell>
          <table:table-cell office:value-type="float" office:value="97754540.8" calcext:value-type="float">
            <text:p>97,754,541</text:p>
          </table:table-cell>
          <table:table-cell office:value-type="float" office:value="140464340.8" calcext:value-type="float">
            <text:p>140,464,341</text:p>
          </table:table-cell>
          <table:table-cell office:value-type="float" office:value="-42709800" calcext:value-type="float">
            <text:p>-42,709,800</text:p>
          </table:table-cell>
          <table:table-cell office:value-type="float" office:value="341678400" calcext:value-type="float">
            <text:p>341,678,400</text:p>
          </table:table-cell>
          <table:table-cell office:value-type="float" office:value="384388200" calcext:value-type="float">
            <text:p>384,388,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412" calcext:value-type="float">
            <text:p>202412</text:p>
          </table:table-cell>
          <table:table-cell office:value-type="string" calcext:value-type="string">
            <text:p>05.01.01.01</text:p>
          </table:table-cell>
          <table:table-cell office:value-type="string" calcext:value-type="string">
            <text:p>DINAS PEKERJAAN UMUM</text:p>
          </table:table-cell>
          <table:table-cell office:value-type="string" calcext:value-type="string">
            <text:p>04.13.01.03.0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3</text:p>
          </table:table-cell>
          <table:table-cell office:value-type="float" office:value="1077462752.2" calcext:value-type="float">
            <text:p>1,077,462,752</text:p>
          </table:table-cell>
          <table:table-cell office:value-type="float" office:value="462004052.2" calcext:value-type="float">
            <text:p>462,004,052</text:p>
          </table:table-cell>
          <table:table-cell office:value-type="float" office:value="530388352.2" calcext:value-type="float">
            <text:p>530,388,352</text:p>
          </table:table-cell>
          <table:table-cell office:value-type="float" office:value="-68384300" calcext:value-type="float">
            <text:p>-68,384,300</text:p>
          </table:table-cell>
          <table:table-cell office:value-type="float" office:value="547074400" calcext:value-type="float">
            <text:p>547,074,400</text:p>
          </table:table-cell>
          <table:table-cell office:value-type="float" office:value="615458700" calcext:value-type="float">
            <text:p>615,458,7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415" calcext:value-type="float">
            <text:p>202415</text:p>
          </table:table-cell>
          <table:table-cell office:value-type="string" calcext:value-type="string">
            <text:p>05.01.01.01</text:p>
          </table:table-cell>
          <table:table-cell office:value-type="string" calcext:value-type="string">
            <text:p>DINAS PEKERJAAN UMUM</text:p>
          </table:table-cell>
          <table:table-cell office:value-type="string" calcext:value-type="string">
            <text:p>04.13.01.03.0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6</text:p>
          </table:table-cell>
          <table:table-cell office:value-type="float" office:value="1717871220.2" calcext:value-type="float">
            <text:p>1,717,871,220</text:p>
          </table:table-cell>
          <table:table-cell office:value-type="float" office:value="972429696.2" calcext:value-type="float">
            <text:p>972,429,696</text:p>
          </table:table-cell>
          <table:table-cell office:value-type="float" office:value="1055256532.2" calcext:value-type="float">
            <text:p>1,055,256,532</text:p>
          </table:table-cell>
          <table:table-cell office:value-type="float" office:value="-82826836" calcext:value-type="float">
            <text:p>-82,826,836</text:p>
          </table:table-cell>
          <table:table-cell office:value-type="float" office:value="662614688" calcext:value-type="float">
            <text:p>662,614,688</text:p>
          </table:table-cell>
          <table:table-cell office:value-type="float" office:value="745441524" calcext:value-type="float">
            <text:p>745,441,5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2445" calcext:value-type="float">
            <text:p>202445</text:p>
          </table:table-cell>
          <table:table-cell office:value-type="string" calcext:value-type="string">
            <text:p>05.01.01.01</text:p>
          </table:table-cell>
          <table:table-cell office:value-type="string" calcext:value-type="string">
            <text:p>DINAS PEKERJAAN UMUM</text:p>
          </table:table-cell>
          <table:table-cell office:value-type="string" calcext:value-type="string">
            <text:p>04.13.01.03.0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16</text:p>
          </table:table-cell>
          <table:table-cell office:value-type="float" office:value="4622605462" calcext:value-type="float">
            <text:p>4,622,605,462</text:p>
          </table:table-cell>
          <table:table-cell office:value-type="float" office:value="2594077239" calcext:value-type="float">
            <text:p>2,594,077,239</text:p>
          </table:table-cell>
          <table:table-cell office:value-type="float" office:value="2793150539" calcext:value-type="float">
            <text:p>2,793,150,539</text:p>
          </table:table-cell>
          <table:table-cell office:value-type="float" office:value="-199073300" calcext:value-type="float">
            <text:p>-199,073,300</text:p>
          </table:table-cell>
          <table:table-cell office:value-type="float" office:value="1829454923" calcext:value-type="float">
            <text:p>1,829,454,923</text:p>
          </table:table-cell>
          <table:table-cell office:value-type="float" office:value="2028528223" calcext:value-type="float">
            <text:p>2,028,528,2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452" calcext:value-type="float">
            <text:p>202452</text:p>
          </table:table-cell>
          <table:table-cell office:value-type="string" calcext:value-type="string">
            <text:p>05.01.01.01</text:p>
          </table:table-cell>
          <table:table-cell office:value-type="string" calcext:value-type="string">
            <text:p>DINAS PEKERJAAN UMUM</text:p>
          </table:table-cell>
          <table:table-cell office:value-type="string" calcext:value-type="string">
            <text:p>04.13.01.03.0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23</text:p>
          </table:table-cell>
          <table:table-cell office:value-type="float" office:value="752671767.6" calcext:value-type="float">
            <text:p>752,671,768</text:p>
          </table:table-cell>
          <table:table-cell office:value-type="float" office:value="452996720" calcext:value-type="float">
            <text:p>452,996,720</text:p>
          </table:table-cell>
          <table:table-cell office:value-type="float" office:value="481630621" calcext:value-type="float">
            <text:p>481,630,621</text:p>
          </table:table-cell>
          <table:table-cell office:value-type="float" office:value="-28633901" calcext:value-type="float">
            <text:p>-28,633,901</text:p>
          </table:table-cell>
          <table:table-cell office:value-type="float" office:value="271041146.6" calcext:value-type="float">
            <text:p>271,041,147</text:p>
          </table:table-cell>
          <table:table-cell office:value-type="float" office:value="299675047.6" calcext:value-type="float">
            <text:p>299,675,0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467" calcext:value-type="float">
            <text:p>202467</text:p>
          </table:table-cell>
          <table:table-cell office:value-type="string" calcext:value-type="string">
            <text:p>05.01.01.01</text:p>
          </table:table-cell>
          <table:table-cell office:value-type="string" calcext:value-type="string">
            <text:p>DINAS PEKERJAAN UMUM</text:p>
          </table:table-cell>
          <table:table-cell office:value-type="string" calcext:value-type="string">
            <text:p>04.13.01.03.0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138</text:p>
          </table:table-cell>
          <table:table-cell office:value-type="float" office:value="3434683512" calcext:value-type="float">
            <text:p>3,434,683,512</text:p>
          </table:table-cell>
          <table:table-cell office:value-type="float" office:value="1626855758" calcext:value-type="float">
            <text:p>1,626,855,758</text:p>
          </table:table-cell>
          <table:table-cell office:value-type="float" office:value="1792075858" calcext:value-type="float">
            <text:p>1,792,075,858</text:p>
          </table:table-cell>
          <table:table-cell office:value-type="float" office:value="-165220100" calcext:value-type="float">
            <text:p>-165,220,100</text:p>
          </table:table-cell>
          <table:table-cell office:value-type="float" office:value="1642607654" calcext:value-type="float">
            <text:p>1,642,607,654</text:p>
          </table:table-cell>
          <table:table-cell office:value-type="float" office:value="1807827754" calcext:value-type="float">
            <text:p>1,807,827,7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473" calcext:value-type="float">
            <text:p>202473</text:p>
          </table:table-cell>
          <table:table-cell office:value-type="string" calcext:value-type="string">
            <text:p>05.01.01.01</text:p>
          </table:table-cell>
          <table:table-cell office:value-type="string" calcext:value-type="string">
            <text:p>DINAS PEKERJAAN UMUM</text:p>
          </table:table-cell>
          <table:table-cell office:value-type="string" calcext:value-type="string">
            <text:p>04.13.01.03.0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144</text:p>
          </table:table-cell>
          <table:table-cell office:value-type="float" office:value="6195873358" calcext:value-type="float">
            <text:p>6,195,873,358</text:p>
          </table:table-cell>
          <table:table-cell office:value-type="float" office:value="5584848502" calcext:value-type="float">
            <text:p>5,584,848,502</text:p>
          </table:table-cell>
          <table:table-cell office:value-type="float" office:value="5541203869" calcext:value-type="float">
            <text:p>5,541,203,869</text:p>
          </table:table-cell>
          <table:table-cell office:value-type="float" office:value="43644633" calcext:value-type="float">
            <text:p>43,644,633</text:p>
          </table:table-cell>
          <table:table-cell office:value-type="float" office:value="654669489" calcext:value-type="float">
            <text:p>654,669,489</text:p>
          </table:table-cell>
          <table:table-cell office:value-type="float" office:value="611024856" calcext:value-type="float">
            <text:p>611,024,8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2475" calcext:value-type="float">
            <text:p>202475</text:p>
          </table:table-cell>
          <table:table-cell office:value-type="string" calcext:value-type="string">
            <text:p>05.01.01.01</text:p>
          </table:table-cell>
          <table:table-cell office:value-type="string" calcext:value-type="string">
            <text:p>DINAS PEKERJAAN UMUM</text:p>
          </table:table-cell>
          <table:table-cell office:value-type="string" calcext:value-type="string">
            <text:p>04.13.01.03.0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146</text:p>
          </table:table-cell>
          <table:table-cell office:value-type="float" office:value="1518775969" calcext:value-type="float">
            <text:p>1,518,775,969</text:p>
          </table:table-cell>
          <table:table-cell office:value-type="float" office:value="1161808935" calcext:value-type="float">
            <text:p>1,161,808,935</text:p>
          </table:table-cell>
          <table:table-cell office:value-type="float" office:value="1161749432" calcext:value-type="float">
            <text:p>1,161,749,432</text:p>
          </table:table-cell>
          <table:table-cell office:value-type="float" office:value="59503" calcext:value-type="float">
            <text:p>59,503</text:p>
          </table:table-cell>
          <table:table-cell office:value-type="float" office:value="357026537" calcext:value-type="float">
            <text:p>357,026,537</text:p>
          </table:table-cell>
          <table:table-cell office:value-type="float" office:value="356967034" calcext:value-type="float">
            <text:p>356,967,0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2763" calcext:value-type="float">
            <text:p>202763</text:p>
          </table:table-cell>
          <table:table-cell office:value-type="string" calcext:value-type="string">
            <text:p>05.01.01.01</text:p>
          </table:table-cell>
          <table:table-cell office:value-type="string" calcext:value-type="string">
            <text:p>DINAS PEKERJAAN UMUM</text:p>
          </table:table-cell>
          <table:table-cell office:value-type="string" calcext:value-type="string">
            <text:p>04.13.02.03.10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58</text:p>
          </table:table-cell>
          <table:table-cell office:value-type="float" office:value="713586000" calcext:value-type="float">
            <text:p>713,586,000</text:p>
          </table:table-cell>
          <table:table-cell office:value-type="float" office:value="103299600" calcext:value-type="float">
            <text:p>103,299,600</text:p>
          </table:table-cell>
          <table:table-cell office:value-type="float" office:value="62196000" calcext:value-type="float">
            <text:p>62,196,000</text:p>
          </table:table-cell>
          <table:table-cell office:value-type="float" office:value="41103600" calcext:value-type="float">
            <text:p>41,103,600</text:p>
          </table:table-cell>
          <table:table-cell office:value-type="float" office:value="651390000" calcext:value-type="float">
            <text:p>651,390,000</text:p>
          </table:table-cell>
          <table:table-cell office:value-type="float" office:value="610286400" calcext:value-type="float">
            <text:p>610,286,4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67316" calcext:value-type="float">
            <text:p>1867316</text:p>
          </table:table-cell>
          <table:table-cell office:value-type="string" calcext:value-type="string">
            <text:p>05.01.01.01</text:p>
          </table:table-cell>
          <table:table-cell office:value-type="string" calcext:value-type="string">
            <text:p>DINAS PEKERJAAN UMUM</text:p>
          </table:table-cell>
          <table:table-cell office:value-type="string" calcext:value-type="string">
            <text:p>04.13.01.03.0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3</text:p>
          </table:table-cell>
          <table:table-cell office:value-type="float" office:value="254705200" calcext:value-type="float">
            <text:p>254,705,200</text:p>
          </table:table-cell>
          <table:table-cell office:value-type="float" office:value="34338400" calcext:value-type="float">
            <text:p>34,338,400</text:p>
          </table:table-cell>
          <table:table-cell office:value-type="float" office:value="49955720" calcext:value-type="float">
            <text:p>49,955,720</text:p>
          </table:table-cell>
          <table:table-cell office:value-type="float" office:value="-15617320" calcext:value-type="float">
            <text:p>-15,617,320</text:p>
          </table:table-cell>
          <table:table-cell office:value-type="float" office:value="204749480" calcext:value-type="float">
            <text:p>204,749,480</text:p>
          </table:table-cell>
          <table:table-cell office:value-type="float" office:value="220366800" calcext:value-type="float">
            <text:p>220,366,8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67325" calcext:value-type="float">
            <text:p>1867325</text:p>
          </table:table-cell>
          <table:table-cell office:value-type="string" calcext:value-type="string">
            <text:p>05.01.01.01</text:p>
          </table:table-cell>
          <table:table-cell office:value-type="string" calcext:value-type="string">
            <text:p>DINAS PEKERJAAN UMUM</text:p>
          </table:table-cell>
          <table:table-cell office:value-type="string" calcext:value-type="string">
            <text:p>04.13.01.03.0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8</text:p>
          </table:table-cell>
          <table:table-cell office:value-type="float" office:value="2063148268" calcext:value-type="float">
            <text:p>2,063,148,268</text:p>
          </table:table-cell>
          <table:table-cell office:value-type="float" office:value="212828511" calcext:value-type="float">
            <text:p>212,828,511</text:p>
          </table:table-cell>
          <table:table-cell office:value-type="float" office:value="411905911" calcext:value-type="float">
            <text:p>411,905,911</text:p>
          </table:table-cell>
          <table:table-cell office:value-type="float" office:value="-199077400" calcext:value-type="float">
            <text:p>-199,077,400</text:p>
          </table:table-cell>
          <table:table-cell office:value-type="float" office:value="1651242357" calcext:value-type="float">
            <text:p>1,651,242,357</text:p>
          </table:table-cell>
          <table:table-cell office:value-type="float" office:value="1850319757" calcext:value-type="float">
            <text:p>1,850,319,7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2pt" fo:margin-bottom="72pt" fo:margin-left="90pt" fo:margin-right="90pt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meta:initial-creator>phpMyAdmin 4.4.15</meta:initial-creator>
    <meta:creation-date>2017-04-16T16:44:03</meta:creation-date>
    <dc:date>2017-04-16T23:46:23.232888625</dc:date>
    <meta:editing-duration>PT2M</meta:editing-duration>
    <meta:editing-cycles>1</meta:editing-cycles>
    <meta:document-statistic meta:table-count="1" meta:cell-count="221" meta:object-count="0"/>
  </office:meta>
</office:document-meta>
</file>